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4.143cm" fo:min-width="5.671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407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31cm" fo:min-width="4.418cm" fo:padding-top="0.151cm" fo:padding-bottom="0.151cm" fo:padding-left="0.276cm" fo:padding-right="0.27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456cm"/>
    </style:style>
    <style:style style:name="gr6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0.711cm" fo:min-width="0.55cm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6cm" fo:min-width="0cm"/>
    </style:style>
    <style:style style:name="gr9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7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55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883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731cm" fo:min-width="4.418cm" fo:padding-top="0.151cm" fo:padding-bottom="0.151cm" fo:padding-left="0.276cm" fo:padding-right="0.276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1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0.731cm" fo:min-width="4.418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7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20" style:family="graphic" style:parent-style-name="standard">
      <style:graphic-properties svg:stroke-color="#000000" draw:fill-color="#ff0000" draw:textarea-horizontal-align="justify" draw:textarea-vertical-align="middle" draw:auto-grow-height="false" fo:min-height="0.004cm" fo:min-width="0cm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style:font-name="Ubuntu Mono" fo:font-size="14pt" style:font-size-asian="14pt" style:font-size-complex="14pt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text-properties fo:font-size="12pt" fo:font-style="italic" style:font-size-asian="12pt" style:font-style-asian="italic" style:font-size-complex="12pt" style:font-style-complex="italic"/>
    </style:style>
    <style:style style:name="P9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-color="#ff0000"/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font-name="Ubuntu Mono"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23cm" svg:height="4.445cm" svg:x="0.333cm" svg:y="2.52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907cm" svg:height="0.954cm" svg:x="0.206cm" svg:y="1.381cm">
          <draw:text-box>
            <text:p>Shell</text:p>
          </draw:text-box>
        </draw:frame>
        <draw:custom-shape draw:style-name="gr3" draw:text-style-name="P3" draw:layer="layout" svg:width="5.08cm" svg:height="1.143cm" svg:x="9.096cm" svg:y="1.1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9.731cm" svg:y1="2.27cm" svg:x2="9.731cm" svg:y2="1.127cm">
          <text:p/>
        </draw:line>
        <draw:line draw:style-name="gr4" draw:text-style-name="P3" draw:layer="layout" svg:x1="10.366cm" svg:y1="2.27cm" svg:x2="10.366cm" svg:y2="1.127cm">
          <text:p/>
        </draw:line>
        <draw:line draw:style-name="gr4" draw:text-style-name="P3" draw:layer="layout" svg:x1="9.731cm" svg:y1="2.271cm" svg:x2="9.731cm" svg:y2="1.128cm">
          <text:p/>
        </draw:line>
        <draw:line draw:style-name="gr4" draw:text-style-name="P3" draw:layer="layout" svg:x1="11.001cm" svg:y1="2.27cm" svg:x2="11.001cm" svg:y2="1.127cm">
          <text:p/>
        </draw:line>
        <draw:line draw:style-name="gr4" draw:text-style-name="P3" draw:layer="layout" svg:x1="11.636cm" svg:y1="2.27cm" svg:x2="11.636cm" svg:y2="1.127cm">
          <text:p/>
        </draw:line>
        <draw:line draw:style-name="gr4" draw:text-style-name="P3" draw:layer="layout" svg:x1="12.271cm" svg:y1="2.27cm" svg:x2="12.271cm" svg:y2="1.127cm">
          <text:p/>
        </draw:line>
        <draw:line draw:style-name="gr4" draw:text-style-name="P3" draw:layer="layout" svg:x1="12.906cm" svg:y1="2.27cm" svg:x2="12.906cm" svg:y2="1.127cm">
          <text:p/>
        </draw:line>
        <draw:line draw:style-name="gr4" draw:text-style-name="P3" draw:layer="layout" svg:x1="13.541cm" svg:y1="2.27cm" svg:x2="13.541cm" svg:y2="1.127cm">
          <text:p/>
        </draw:line>
        <draw:frame draw:style-name="gr5" draw:text-style-name="P2" draw:layer="layout" svg:width="3.956cm" svg:height="0.954cm" svg:x="9.712cm" svg:y="0.238cm">
          <draw:text-box>
            <text:p>Task Queue</text:p>
          </draw:text-box>
        </draw:frame>
        <draw:custom-shape draw:style-name="gr6" draw:text-style-name="P3" draw:layer="layout" svg:width="1.524cm" svg:height="1.397cm" svg:x="17.478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397cm" svg:height="1.164cm" svg:x="17.605cm" svg:y="3.646cm">
          <draw:text-box>
            <text:p>W<text:span text:style-name="T1">1</text:span></text:p>
          </draw:text-box>
        </draw:frame>
        <draw:frame draw:style-name="gr8" draw:text-style-name="P5" draw:layer="layout" svg:width="6.255cm" svg:height="3.406cm" svg:x="0.206cm" svg:y="2.524cm">
          <draw:text-box>
            <text:p text:style-name="P4"><text:span text:style-name="T2">.&gt; res/ = Untar* my.tar</text:span></text:p>
            <text:p text:style-name="P4"><text:span text:style-name="T2"/></text:p>
            <text:p text:style-name="P4"><text:span text:style-name="T2">.&gt; $res/</text:span></text:p>
            <text:p text:style-name="P4"><text:span text:style-name="T2"><text:s text:c="2"/></text:span><text:span text:style-name="T2">d1</text:span></text:p>
            <text:p text:style-name="P4"><text:span text:style-name="T2"><text:s text:c="2"/></text:span><text:span text:style-name="T2">d2</text:span></text:p>
            <text:p text:style-name="P4"><text:span text:style-name="T2"/></text:p>
          </draw:text-box>
        </draw:frame>
        <draw:line draw:style-name="gr9" draw:text-style-name="P3" draw:layer="layout" svg:x1="0.754cm" svg:y1="8.239cm" svg:x2="7.35cm" svg:y2="8.239cm">
          <text:p/>
        </draw:line>
        <draw:line draw:style-name="gr9" draw:text-style-name="P3" draw:layer="layout" svg:x1="3.929cm" svg:y1="7.35cm" svg:x2="3.921cm" svg:y2="11.922cm">
          <text:p/>
        </draw:line>
        <draw:frame draw:style-name="gr10" draw:text-style-name="P6" draw:layer="layout" svg:width="2.225cm" svg:height="0.954cm" svg:x="1.188cm" svg:y="7.35cm">
          <draw:text-box>
            <text:p><text:span text:style-name="T3">Name</text:span></text:p>
          </draw:text-box>
        </draw:frame>
        <draw:frame draw:style-name="gr11" draw:text-style-name="P6" draw:layer="layout" svg:width="2.051cm" svg:height="0.954cm" svg:x="4.537cm" svg:y="7.35cm">
          <draw:text-box>
            <text:p><text:span text:style-name="T3">Hash</text:span></text:p>
          </draw:text-box>
        </draw:frame>
        <draw:frame draw:style-name="gr12" draw:text-style-name="P2" draw:layer="layout" svg:width="1.56cm" svg:height="0.954cm" svg:x="1.262cm" svg:y="9.063cm">
          <draw:text-box>
            <text:p>res/</text:p>
          </draw:text-box>
        </draw:frame>
        <draw:line draw:style-name="gr4" draw:text-style-name="P3" draw:layer="layout" svg:x1="0.754cm" svg:y1="10.017cm" svg:x2="7.35cm" svg:y2="10.017cm">
          <text:p/>
        </draw:line>
        <draw:custom-shape draw:style-name="gr13" draw:text-style-name="P3" draw:layer="layout" svg:width="5.08cm" svg:height="1.143cm" svg:x="9.001cm" svg:y="6.334cm">
          <text:p text:style-name="P7">bf4c21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3" draw:layer="layout" svg:x1="14.303cm" svg:y1="1.762cm" svg:x2="17.478cm" svg:y2="3.667cm">
          <text:p/>
        </draw:line>
        <draw:path draw:style-name="gr4" draw:text-style-name="P3" draw:layer="layout" svg:width="2.597cm" svg:height="2.718cm" draw:transform="rotate (1.01211643323151) translate (4.52399999782021cm 2.26999999863739cm)" svg:viewBox="0 0 2598 2719" svg:d="M0 0c1198 0 2598 2719 2598 2719">
          <text:p/>
        </draw:path>
        <draw:line draw:style-name="gr14" draw:text-style-name="P3" draw:layer="layout" svg:x1="8.461cm" svg:y1="1.508cm" svg:x2="8.588cm" svg:y2="1.508cm">
          <text:p/>
        </draw:line>
        <draw:custom-shape draw:style-name="gr13" draw:text-style-name="P3" draw:layer="layout" svg:width="5.08cm" svg:height="1.143cm" svg:x="15.097cm" svg:y="9.128cm">
          <text:p text:style-name="P7">c6f3a1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" draw:layer="layout" svg:width="1.416cm" svg:height="0.954cm" svg:x="1.362cm" svg:y="10.017cm">
          <draw:text-box>
            <text:p>d1</text:p>
          </draw:text-box>
        </draw:frame>
        <draw:line draw:style-name="gr14" draw:text-style-name="P3" draw:layer="layout" svg:x1="8.874cm" svg:y1="7.985cm" svg:x2="6.588cm" svg:y2="5.318cm">
          <text:p/>
        </draw:line>
        <draw:frame draw:style-name="gr15" draw:text-style-name="P2" draw:layer="layout" svg:width="1.416cm" svg:height="0.954cm" svg:x="1.254cm" svg:y="11.033cm">
          <draw:text-box>
            <text:p>d2</text:p>
          </draw:text-box>
        </draw:frame>
        <draw:line draw:style-name="gr4" draw:text-style-name="P3" draw:layer="layout" svg:x1="0.754cm" svg:y1="11.033cm" svg:x2="7.35cm" svg:y2="11.033cm">
          <text:p/>
        </draw:line>
        <draw:frame draw:style-name="gr16" draw:text-style-name="P2" draw:layer="layout" svg:width="2.754cm" svg:height="0.954cm" svg:x="4.342cm" svg:y="10.079cm">
          <draw:text-box>
            <text:p text:style-name="P7">c6f3a17</text:p>
          </draw:text-box>
        </draw:frame>
        <draw:custom-shape draw:style-name="gr17" draw:text-style-name="P3" draw:layer="layout" svg:width="5.08cm" svg:height="1.143cm" svg:x="9.001cm" svg:y="7.604cm">
          <text:p text:style-name="P7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2" draw:layer="layout" svg:width="4.202cm" svg:height="0.954cm" svg:x="9.498cm" svg:y="7.731cm">
          <draw:text-box>
            <text:p>d1 - bf4c21d </text:p>
          </draw:text-box>
        </draw:frame>
        <draw:custom-shape draw:style-name="gr17" draw:text-style-name="P3" draw:layer="layout" svg:width="5.08cm" svg:height="1.143cm" svg:x="9.001cm" svg:y="8.8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2" draw:layer="layout" svg:width="4.202cm" svg:height="0.954cm" svg:x="9.498cm" svg:y="9.001cm">
          <draw:text-box>
            <text:p>d2 - d3c1fa4 </text:p>
          </draw:text-box>
        </draw:frame>
        <draw:custom-shape draw:style-name="gr13" draw:text-style-name="P3" draw:layer="layout" svg:width="5.08cm" svg:height="1.143cm" svg:x="19.542cm" svg:y="6.588cm">
          <text:p text:style-name="P7">d3c1fa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2" draw:layer="layout" svg:width="0.853cm" svg:height="0.954cm" svg:x="16.149cm" svg:y="1.889cm">
          <draw:text-box>
            <text:p>1</text:p>
          </draw:text-box>
        </draw:frame>
        <draw:line draw:style-name="gr14" draw:text-style-name="P3" draw:layer="layout" svg:x1="18.018cm" svg:y1="5.064cm" svg:x2="17.383cm" svg:y2="8.874cm">
          <text:p/>
        </draw:line>
        <draw:frame draw:style-name="gr18" draw:text-style-name="P2" draw:layer="layout" svg:width="0.853cm" svg:height="0.954cm" svg:x="14.208cm" svg:y="3.094cm">
          <draw:text-box>
            <text:p>2</text:p>
          </draw:text-box>
        </draw:frame>
        <draw:frame draw:style-name="gr16" draw:text-style-name="P9" draw:layer="layout" svg:width="2.437cm" svg:height="0.721cm" svg:x="8.493cm" svg:y="5.613cm">
          <draw:text-box>
            <text:p text:style-name="P8"><text:span text:style-name="T4">Dir Queue</text:span></text:p>
          </draw:text-box>
        </draw:frame>
        <draw:frame draw:style-name="gr16" draw:text-style-name="P9" draw:layer="layout" svg:width="2.581cm" svg:height="0.721cm" svg:x="22.295cm" svg:y="5.867cm">
          <draw:text-box>
            <text:p text:style-name="P8"><text:span text:style-name="T4">File Queue</text:span></text:p>
          </draw:text-box>
        </draw:frame>
        <draw:frame draw:style-name="gr19" draw:text-style-name="P10" draw:layer="layout" svg:width="2.754cm" svg:height="0.954cm" svg:x="4.342cm" svg:y="9.128cm">
          <draw:text-box>
            <text:p text:style-name="P7">bf4c21d</text:p>
          </draw:text-box>
        </draw:frame>
        <draw:frame draw:style-name="gr16" draw:text-style-name="P2" draw:layer="layout" svg:width="2.754cm" svg:height="0.954cm" svg:x="4.215cm" svg:y="11.033cm">
          <draw:text-box>
            <text:p text:style-name="P7">d3c1fa4</text:p>
          </draw:text-box>
        </draw:frame>
        <draw:custom-shape draw:style-name="gr20" draw:text-style-name="P11" draw:layer="layout" svg:width="0.508cm" svg:height="0.508cm" svg:x="6.207cm" svg:y="0.87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1" draw:layer="layout" svg:width="0.508cm" svg:height="0.508cm" svg:x="15.605cm" svg:y="1.88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6" draw:text-style-name="P9" draw:layer="layout" svg:width="2.581cm" svg:height="0.721cm" svg:x="17.977cm" svg:y="8.407cm">
          <draw:text-box>
            <text:p text:style-name="P8"><text:span text:style-name="T4">File Queue</text:span></text:p>
          </draw:text-box>
        </draw:frame>
        <draw:frame draw:style-name="gr16" draw:text-style-name="P9" draw:layer="layout" svg:width="2.581cm" svg:height="0.721cm" svg:x="22.296cm" svg:y="5.868cm">
          <draw:text-box>
            <text:p text:style-name="P8"><text:span text:style-name="T4">F</text:span><text:span text:style-name="T4">il</text:span><text:span text:style-name="T4">e </text:span><text:span text:style-name="T4">Q</text:span><text:span text:style-name="T4">u</text:span><text:span text:style-name="T4">e</text:span><text:span text:style-name="T4">u</text:span><text:span text:style-name="T4">e</text:span></text:p>
          </draw:text-box>
        </draw:frame>
        <draw:custom-shape draw:style-name="gr13" draw:text-style-name="P3" draw:layer="layout" svg:width="5.08cm" svg:height="1.143cm" svg:x="8.874cm" svg:y="3.286cm">
          <text:p text:style-name="P7">a64e3f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0.754cm" svg:y1="9.128cm" svg:x2="7.35cm" svg:y2="9.128cm">
          <text:p/>
        </draw:line>
        <draw:frame draw:style-name="gr16" draw:text-style-name="P2" draw:layer="layout" svg:width="2.267cm" svg:height="0.954cm" svg:x="1.146cm" svg:y="8.239cm">
          <draw:text-box>
            <text:p>my.tar</text:p>
          </draw:text-box>
        </draw:frame>
        <draw:frame draw:style-name="gr16" draw:text-style-name="P2" draw:layer="layout" svg:width="2.754cm" svg:height="0.954cm" svg:x="4.302cm" svg:y="8.239cm">
          <draw:text-box>
            <text:p text:style-name="P7">a64e3fc</text:p>
          </draw:text-box>
        </draw:frame>
        <draw:line draw:style-name="gr14" draw:text-style-name="P3" draw:layer="layout" svg:x1="14.081cm" svg:y1="3.794cm" svg:x2="17.256cm" svg:y2="4.175cm">
          <text:p/>
        </draw:line>
        <draw:line draw:style-name="gr14" draw:text-style-name="P3" draw:layer="layout" svg:x1="17.51cm" svg:y1="4.81cm" svg:x2="14.335cm" svg:y2="7.731cm">
          <text:p/>
        </draw:line>
        <draw:frame draw:style-name="gr16" draw:text-style-name="P2" draw:layer="layout" svg:width="0.853cm" svg:height="0.954cm" svg:x="14.117cm" svg:y="6.396cm">
          <draw:text-box>
            <text:p>3</text:p>
          </draw:text-box>
        </draw:frame>
        <draw:frame draw:style-name="gr16" draw:text-style-name="P2" draw:layer="layout" svg:width="0.853cm" svg:height="0.954cm" svg:x="16.621cm" svg:y="7.793cm">
          <draw:text-box>
            <text:p>4</text:p>
          </draw:text-box>
        </draw:frame>
        <draw:line draw:style-name="gr14" draw:text-style-name="P3" draw:layer="layout" svg:x1="17.764cm" svg:y1="5.064cm" svg:x2="14.335cm" svg:y2="9.382cm">
          <text:p/>
        </draw:line>
        <draw:frame draw:style-name="gr16" draw:text-style-name="P2" draw:layer="layout" svg:width="0.853cm" svg:height="0.954cm" svg:x="14.081cm" svg:y="8.112cm">
          <draw:text-box>
            <text:p>5</text:p>
          </draw:text-box>
        </draw:frame>
        <draw:frame draw:style-name="gr16" draw:text-style-name="P2" draw:layer="layout" svg:width="0.853cm" svg:height="0.954cm" svg:x="19.796cm" svg:y="5.38cm">
          <draw:text-box>
            <text:p>6</text:p>
          </draw:text-box>
        </draw:frame>
        <draw:line draw:style-name="gr14" draw:text-style-name="P3" draw:layer="layout" svg:x1="18.526cm" svg:y1="4.937cm" svg:x2="19.923cm" svg:y2="6.33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4:53:41.310695169</meta:creation-date>
    <dc:date>2017-03-01T11:32:40.317474906</dc:date>
    <meta:editing-duration>PT2H49M40S</meta:editing-duration>
    <meta:editing-cycles>25</meta:editing-cycles>
    <meta:generator>LibreOffice/5.3.0.3$Linux_X86_64 LibreOffice_project/30m0$Build-3</meta:generator>
    <meta:document-statistic meta:object-count="59"/>
  </office:meta>
</office:document-meta>
</file>